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1a1043" officeooo:paragraph-rsid="001a1043" style:font-weight-asian="bold" style:font-weight-complex="bold"/>
    </style:style>
    <style:style style:name="P2" style:family="paragraph" style:parent-style-name="Text_20_body">
      <style:text-properties fo:font-weight="bold" officeooo:rsid="001bab95" officeooo:paragraph-rsid="001bab95" style:font-weight-asian="bold" style:font-weight-complex="bold"/>
    </style:style>
    <style:style style:name="P3" style:family="paragraph" style:parent-style-name="Text_20_body" style:list-style-name="L1">
      <style:text-properties fo:font-weight="normal" officeooo:rsid="001a1043" officeooo:paragraph-rsid="001a1043" style:font-weight-asian="normal" style:font-weight-complex="normal"/>
    </style:style>
    <style:style style:name="P4" style:family="paragraph" style:parent-style-name="Text_20_body" style:list-style-name="L1">
      <style:text-properties fo:font-weight="normal" officeooo:rsid="001bab95" officeooo:paragraph-rsid="001bab95" style:font-weight-asian="normal" style:font-weight-complex="normal"/>
    </style:style>
    <style:style style:name="P5" style:family="paragraph" style:parent-style-name="Text_20_body">
      <style:text-properties fo:font-weight="normal" officeooo:rsid="001bab95" officeooo:paragraph-rsid="001bab95" style:font-weight-asian="normal" style:font-weight-complex="normal"/>
    </style:style>
    <style:style style:name="P6" style:family="paragraph" style:parent-style-name="Text_20_body" style:list-style-name="L2">
      <style:text-properties fo:font-weight="normal" officeooo:rsid="001bab95" officeooo:paragraph-rsid="001bab95" style:font-weight-asian="normal" style:font-weight-complex="normal"/>
    </style:style>
    <style:style style:name="P7" style:family="paragraph" style:parent-style-name="Text_20_body" style:list-style-name="L3">
      <style:text-properties fo:font-weight="normal" officeooo:rsid="001bab95" officeooo:paragraph-rsid="001bab95" style:font-weight-asian="normal" style:font-weight-complex="normal"/>
    </style:style>
    <style:style style:name="P8" style:family="paragraph" style:parent-style-name="Text_20_body" style:list-style-name="L3">
      <style:text-properties fo:font-weight="normal" officeooo:rsid="001c400e" officeooo:paragraph-rsid="001c400e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DISEÑO DE PAGINA</text:p>
      <text:list xml:id="list4482616271033201868" text:style-name="L1">
        <text:list-item>
          <text:p text:style-name="P3">¿Utiliza javascript o flash en partes importantes? Si el usuario no lo tiene activado ¿Como afecta a la visualización y a la navegacion?</text:p>
        </text:list-item>
        <text:list-item>
          <text:p text:style-name="P3">¿Se ve igual en todos los navegadores?</text:p>
        </text:list-item>
        <text:list-item>
          <text:p text:style-name="P3">¿esta validada por la w3c?</text:p>
        </text:list-item>
        <text:list-item>
          <text:p text:style-name="P3">¿Funciona correctamente en diferentes dispositivos?</text:p>
        </text:list-item>
        <text:list-item>
          <text:p text:style-name="P3">Velocidad de conexión. ¿Puedes ver informacion importante mientras se va cargando la pagina si esta es lenta?</text:p>
        </text:list-item>
        <text:list-item>
          <text:p text:style-name="P3">¿Las fotos tienen el tamaño adecuado? Ej: ¿Carga fotos enormes y luego les cambia el tamaño?</text:p>
        </text:list-item>
        <text:list-item>
          <text:p text:style-name="P3">¿Las imagenes estan en el formato adecuado?¿Se han comprimido correctamente?</text:p>
        </text:list-item>
        <text:list-item>
          <text:p text:style-name="P3">¿Los elementos multimedia son vitales para el contenido o el diseño?</text:p>
        </text:list-item>
        <text:list-item>
          <text:p text:style-name="P3">¿El codigo esta compactado?</text:p>
        </text:list-item>
        <text:list-item>
          <text:p text:style-name="P3">¿El diseño es consistente en todas las secciones?</text:p>
        </text:list-item>
        <text:list-item>
          <text:p text:style-name="P3">¿Los contenidos estan bien organizados en el espacio? ¿Estan bien delimitados unos de otros?</text:p>
        </text:list-item>
        <text:list-item>
          <text:p text:style-name="P3">¿Los elementos de navegación tienen un tamaño adecuado para no quitar espacio a los contenidos?</text:p>
        </text:list-item>
        <text:list-item>
          <text:p text:style-name="P3">¿La pagina es responsive o de tamaño fijo?</text:p>
        </text:list-item>
        <text:list-item>
          <text:p text:style-name="P3">¿El texto se puede ver con facilidad teniendo en cuenta su tamaño y su color?</text:p>
        </text:list-item>
        <text:list-item>
          <text:p text:style-name="P4">¿Hay demasiados vinculos o vinculos que esta claro que no se van a utilizar?</text:p>
        </text:list-item>
        <text:list-item>
          <text:p text:style-name="P4">¿Los vinculos dan la información necesaria y se diferencian entre si?</text:p>
        </text:list-item>
        <text:list-item>
          <text:p text:style-name="P4">¿Los vinculos tienen un diseño apropiado? Tamaño, fuente, forma...</text:p>
        </text:list-item>
        <text:list-item>
          <text:p text:style-name="P4">¿Se utilizan titulos (hints) en los vinculos?</text:p>
        </text:list-item>
        <text:list-item>
          <text:p text:style-name="P4">¿La información de los títulos es útil o resulta redundante?</text:p>
        </text:list-item>
      </text:list>
      <text:p text:style-name="P5"/>
      <text:p text:style-name="P2">ARQUITECTURA DE LA INFORMACIÓN</text:p>
      <text:list xml:id="list8793044311094352084" text:style-name="L2">
        <text:list-item>
          <text:p text:style-name="P6">¿Que modelo de navegación se ha utilizado? Jerarquico, lineal, matriz, malla completa, arbitrario, híbrido.</text:p>
        </text:list-item>
        <text:list-item>
          <text:p text:style-name="P6">Hacer una tarea simple como buscar la información de contacto. ¿Se puede hacer rápido y con facilidad?</text:p>
        </text:list-item>
        <text:list-item>
          <text:p text:style-name="P6">¿Se sabe en todo momento en que sección se está o es posible sentirse perdido?</text:p>
        </text:list-item>
        <text:list-item>
          <text:p text:style-name="P6"><text:soft-page-break/>¿Se han destacado las partes importantes del sitio?</text:p>
        </text:list-item>
        <text:list-item>
          <text:p text:style-name="P6">¿Se sabe facilmente de que trata el sitio?</text:p>
        </text:list-item>
        <text:list-item>
          <text:p text:style-name="P6">¿Que sistema de navegacion se utiliza? Navegación mínima, constante, categorias principales.</text:p>
        </text:list-item>
        <text:list-item>
          <text:p text:style-name="P6">Si el sitio es grande ¿Hay algun sistema para no perderse como migas de pan, mapa del sitio o esquema expandible?</text:p>
        </text:list-item>
        <text:list-item>
          <text:p text:style-name="P6">¿Hay opciones de busqueda dentro del sitio?</text:p>
        </text:list-item>
        <text:list-item>
          <text:p text:style-name="P6">¿La pagina tiene titulo?¿Se corresponde con los cotenidos?</text:p>
        </text:list-item>
      </text:list>
      <text:p text:style-name="P5"/>
      <text:p text:style-name="P2">DISEÑO DEL CONTENIDO</text:p>
      <text:list xml:id="list9034456443153013136" text:style-name="L3">
        <text:list-item>
          <text:p text:style-name="P7">Al entrar en la página principal. ¿Se ve con claridad cuales son los contenidos mas importantes?</text:p>
        </text:list-item>
        <text:list-item>
          <text:p text:style-name="P7">¿Se utilizan cabeceras? Si es asi ¿Se utilizan correctamente?</text:p>
        </text:list-item>
        <text:list-item>
          <text:p text:style-name="P7">¿Se da mas enfasis a las palabras mas importantes mediante el uso de fuentes, negrita...?</text:p>
        </text:list-item>
        <text:list-item>
          <text:p text:style-name="P7">¿El texto en general se ve bien?</text:p>
        </text:list-item>
        <text:list-item>
          <text:p text:style-name="P7">Si se ha entrado desde un buscador mediante una palabra clave ¿Es facil encontrarla en los contenidos, estos hablan de ella?</text:p>
        </text:list-item>
        <text:list-item>
          <text:p text:style-name="P8">¿Se ve con claridad que ofrece el sitio?</text:p>
          <text:p text:style-name="P8"/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GL </meta:initial-creator>
    <meta:creation-date>2014-11-13T16:45:46.374854823</meta:creation-date>
    <dc:date>2014-11-13T17:27:40.915179957</dc:date>
    <dc:creator>DavidGL </dc:creator>
    <meta:editing-duration>PT10M53S</meta:editing-duration>
    <meta:editing-cycles>1</meta:editing-cycles>
    <meta:document-statistic meta:table-count="0" meta:image-count="0" meta:object-count="0" meta:page-count="2" meta:paragraph-count="38" meta:word-count="439" meta:character-count="2524" meta:non-whitespace-character-count="2156"/>
    <meta:generator>LibreOffice/4.2.6.3$Linux_X86_64 LibreOffice_project/420m0$Build-3</meta:generator>
  </office:meta>
</office:document-meta>
</file>